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3.8944in" table:align="left"/>
    </style:style>
    <style:style style:name="Table1.A" style:family="table-column">
      <style:table-column-properties style:column-width="0.6236in"/>
    </style:style>
    <style:style style:name="Table1.B" style:family="table-column">
      <style:table-column-properties style:column-width="0.7361in"/>
    </style:style>
    <style:style style:name="Table1.C" style:family="table-column">
      <style:table-column-properties style:column-width="1.6521in"/>
    </style:style>
    <style:style style:name="Table1.D" style:family="table-column">
      <style:table-column-properties style:column-width="0.8826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5">
      <style:text-properties officeooo:paragraph-rsid="002f6c86"/>
    </style:style>
    <style:style style:name="P17" style:family="paragraph" style:parent-style-name="Text_20_body" style:list-style-name="L16"/>
    <style:style style:name="P18" style:family="paragraph" style:parent-style-name="Text_20_body" style:list-style-name="L16">
      <style:text-properties officeooo:paragraph-rsid="002f6c86"/>
    </style:style>
    <style:style style:name="P19" style:family="paragraph" style:parent-style-name="Text_20_body" style:list-style-name="L17">
      <style:text-properties officeooo:paragraph-rsid="002f6c86"/>
    </style:style>
    <style:style style:name="P20" style:family="paragraph" style:parent-style-name="Text_20_body" style:list-style-name="L18"/>
    <style:style style:name="P21" style:family="paragraph" style:parent-style-name="Text_20_body" style:list-style-name="L19"/>
    <style:style style:name="P22" style:family="paragraph" style:parent-style-name="Text_20_body" style:list-style-name="L20"/>
    <style:style style:name="P23" style:family="paragraph" style:parent-style-name="Text_20_body" style:list-style-name="L21"/>
    <style:style style:name="P24" style:family="paragraph" style:parent-style-name="Text_20_body" style:list-style-name="L22"/>
    <style:style style:name="T1" style:family="text">
      <style:text-properties officeooo:rsid="002f6c86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4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Project:</text:span> Web-Based TDT Optimization<text:line-break/><text:span text:style-name="Strong_20_Emphasis">Document Title:</text:span> Use Cases Specification<text:line-break/><text:span text:style-name="Strong_20_Emphasis">Version:</text:span> 1.0<text:line-break/><text:span text:style-name="Strong_20_Emphasis">Date:</text:span> November 2025<text:line-break/><text:span text:style-name="Strong_20_Emphasis">Author:</text:span> Boris Urrea</text:p>
      <text:p text:style-name="Horizontal_20_Line"/>
      <text:h text:style-name="Heading_20_2" text:outline-level="2"><text:span text:style-name="Strong_20_Emphasis">UC-01: User Login</text:span></text:h>
      <text:p text:style-name="Text_20_body"><text:span text:style-name="Strong_20_Emphasis">Actor:</text:span> Operator<text:line-break/><text:span text:style-name="Strong_20_Emphasis">Goal:</text:span> Securely access the system.</text:p>
      <text:h text:style-name="Heading_20_3" text:outline-level="3"><text:span text:style-name="Strong_20_Emphasis">Flow</text:span></text:h>
      <text:list xml:id="list4055891680" text:style-name="L1">
        <text:list-item>
          <text:p text:style-name="P1">The user enters their username and password.</text:p>
        </text:list-item>
        <text:list-item>
          <text:p text:style-name="P1">The system validates the credentials in MySQL.</text:p>
        </text:list-item>
        <text:list-item>
          <text:p text:style-name="P1">If valid → redirect to Dashboard.</text:p>
        </text:list-item>
      </text:list>
      <text:h text:style-name="Heading_20_3" text:outline-level="3"><text:span text:style-name="Strong_20_Emphasis">Output</text:span></text:h>
      <text:list xml:id="list1941588941" text:style-name="L2">
        <text:list-item>
          <text:p text:style-name="P2">Access to the main system.</text:p>
        </text:list-item>
      </text:list>
      <text:p text:style-name="Horizontal_20_Line"/>
      <text:h text:style-name="Heading_20_2" text:outline-level="2"><text:span text:style-name="Strong_20_Emphasis">UC-02: Enter Data</text:span></text:h>
      <text:p text:style-name="Text_20_body"><text:span text:style-name="Strong_20_Emphasis">Actor:</text:span> Operator<text:line-break/><text:span text:style-name="Strong_20_Emphasis">Goal:</text:span> Provide input data to create a new dataset or reuse an existing one.</text:p>
      <text:h text:style-name="Heading_20_3" text:outline-level="3"><text:span text:style-name="Strong_20_Emphasis">Inputs</text:span></text:h>
      <text:list xml:id="list3275689239" text:style-name="L3">
        <text:list-item>
          <text:p text:style-name="P3">Direct web form</text:p>
        </text:list-item>
        <text:list-item>
          <text:p text:style-name="P3">Uploaded Excel file</text:p>
        </text:list-item>
        <text:list-item>
          <text:p text:style-name="P3">Previously stored dataset from history</text:p>
        </text:list-item>
      </text:list>
      <text:h text:style-name="Heading_20_3" text:outline-level="3"><text:span text:style-name="Strong_20_Emphasis">Main Flow</text:span></text:h>
      <text:list xml:id="list2572952220" text:style-name="L4">
        <text:list-item>
          <text:p text:style-name="P4">The operator opens <text:span text:style-name="Strong_20_Emphasis">Enter Data</text:span>.</text:p>
        </text:list-item>
        <text:list-item>
          <text:p text:style-name="P4">The system offers three options:</text:p>
          <text:list>
            <text:list-item>
              <text:p text:style-name="P4">A. Upload Excel file</text:p>
            </text:list-item>
            <text:list-item>
              <text:p text:style-name="P4">B. Enter data manually in the web form</text:p>
            </text:list-item>
            <text:list-item>
              <text:p text:style-name="P4">C. Load a previous dataset from History</text:p>
            </text:list-item>
          </text:list>
        </text:list-item>
        <text:list-item>
          <text:p text:style-name="P4"><text:soft-page-break/>Operator chooses one method:</text:p>
        </text:list-item>
      </text:list>
      <text:p text:style-name="Horizontal_20_Line"/>
      <text:h text:style-name="Heading_20_3" text:outline-level="3"><text:span text:style-name="Strong_20_Emphasis">A. Excel Upload</text:span></text:h>
      <text:list xml:id="list737995952" text:style-name="L5">
        <text:list-item>
          <text:p text:style-name="P5">Operator selects an <text:span text:style-name="Source_20_Text">.xlsx</text:span> file.</text:p>
        </text:list-item>
        <text:list-item>
          <text:p text:style-name="P5">PHP validates file structure, column names, and required fields.</text:p>
        </text:list-item>
        <text:list-item>
          <text:p text:style-name="P5">PHP extracts all apartment-level and TU-level values:</text:p>
          <text:list>
            <text:list-item>
              <text:p text:style-name="P5">pisos</text:p>
            </text:list-item>
            <text:list-item>
              <text:p text:style-name="P5">apartamentos</text:p>
            </text:list-item>
            <text:list-item>
              <text:p text:style-name="P5">tus_requeridos</text:p>
            </text:list-item>
            <text:list-item>
              <text:p text:style-name="P5">largo_cable_derivador</text:p>
            </text:list-item>
            <text:list-item>
              <text:p text:style-name="P5">largo_cable_repartidor</text:p>
            </text:list-item>
            <text:list-item>
              <text:p text:style-name="P5">tu_index</text:p>
            </text:list-item>
            <text:list-item>
              <text:p text:style-name="P5">largo cable TU</text:p>
            </text:list-item>
          </text:list>
        </text:list-item>
        <text:list-item>
          <text:p text:style-name="P5">Each logical row is stored in <text:span text:style-name="Source_20_Text">dataset_rows</text:span> under a grouped <text:span text:style-name="Source_20_Text">record_index</text:span>.</text:p>
        </text:list-item>
      </text:list>
      <text:p text:style-name="Horizontal_20_Line"/>
      <text:h text:style-name="Heading_20_3" text:outline-level="3"><text:span text:style-name="Strong_20_Emphasis">B. Manual Entry</text:span></text:h>
      <text:list xml:id="list262385303" text:style-name="L6">
        <text:list-item>
          <text:p text:style-name="P6">Operator fills fields in the form (apartments, TUs, cable lengths, general parameters).</text:p>
        </text:list-item>
        <text:list-item>
          <text:p text:style-name="P6">The system validates each field using <text:span text:style-name="Source_20_Text">validation_rules</text:span>.</text:p>
        </text:list-item>
        <text:list-item>
          <text:p text:style-name="P6">The system stores apartment-level and TU-level records exactly like Excel input.</text:p>
        </text:list-item>
      </text:list>
      <text:p text:style-name="Horizontal_20_Line"/>
      <text:h text:style-name="Heading_20_3" text:outline-level="3"><text:span text:style-name="Strong_20_Emphasis">C. Load from History</text:span></text:h>
      <text:list xml:id="list2685901173" text:style-name="L7">
        <text:list-item>
          <text:p text:style-name="P7">Operator selects a past dataset.</text:p>
        </text:list-item>
        <text:list-item>
          <text:p text:style-name="P7">The system loads its <text:span text:style-name="Source_20_Text">dataset_rows</text:span> into the form for editing or direct reuse.</text:p>
        </text:list-item>
      </text:list>
      <text:p text:style-name="Horizontal_20_Line"/>
      <text:list xml:id="list265416316" text:style-name="L8">
        <text:list-item>
          <text:p text:style-name="P8">If data passes validation, the system creates a new dataset entry or updates a temporary working copy.</text:p>
        </text:list-item>
        <text:list-item>
          <text:p text:style-name="P8">All processed rows are saved into MySQL with proper <text:span text:style-name="Source_20_Text">record_index</text:span> grouping.</text:p>
        </text:list-item>
      </text:list>
      <text:h text:style-name="Heading_20_3" text:outline-level="3"><text:span text:style-name="Strong_20_Emphasis">Output</text:span></text:h>
      <text:list xml:id="list9157722" text:style-name="L9">
        <text:list-item>
          <text:p text:style-name="P9">Dataset stored and marked as <text:span text:style-name="Emphasis">ready for optimization</text:span>.</text:p>
        </text:list-item>
        <text:list-item>
          <text:p text:style-name="P9"><text:soft-page-break/>A confirmation message is shown, and the <text:span text:style-name="Strong_20_Emphasis">Run Optimization</text:span> button becomes available.</text:p>
        </text:list-item>
      </text:list>
      <text:p text:style-name="Horizontal_20_Line"/>
      <text:h text:style-name="Heading_20_2" text:outline-level="2"><text:span text:style-name="Strong_20_Emphasis">UC-03: Run Optimization</text:span></text:h>
      <text:p text:style-name="Text_20_body"><text:span text:style-name="Strong_20_Emphasis">Actor:</text:span> Operator<text:line-break/><text:span text:style-name="Strong_20_Emphasis">Goal:</text:span> Execute the optimization model using the selected dataset.</text:p>
      <text:h text:style-name="Heading_20_3" text:outline-level="3"><text:span text:style-name="Strong_20_Emphasis">Inputs</text:span></text:h>
      <text:list xml:id="list950783387" text:style-name="L10">
        <text:list-item>
          <text:p text:style-name="P10">Selected dataset</text:p>
        </text:list-item>
        <text:list-item>
          <text:p text:style-name="P10">Component configuration:</text:p>
          <text:list>
            <text:list-item>
              <text:p text:style-name="P10">Derivadores</text:p>
            </text:list-item>
            <text:list-item>
              <text:p text:style-name="P10">Repartidores</text:p>
            </text:list-item>
            <text:list-item>
              <text:p text:style-name="P10">Parámetros generales</text:p>
            </text:list-item>
          </text:list>
        </text:list-item>
        <text:list-item>
          <text:p text:style-name="P10">All apartment-level and TU-level data stored in <text:span text:style-name="Source_20_Text">dataset_rows</text:span></text:p>
        </text:list-item>
      </text:list>
      <text:h text:style-name="Heading_20_3" text:outline-level="3"><text:span text:style-name="Strong_20_Emphasis">Main Flow</text:span></text:h>
      <text:list xml:id="list3203861182" text:style-name="L11">
        <text:list-item>
          <text:p text:style-name="P11">Operator selects a dataset and clicks <text:span text:style-name="Strong_20_Emphasis">Run Optimization</text:span>.</text:p>
        </text:list-item>
        <text:list-item>
          <text:p text:style-name="P11">PHP performs pre-checks:</text:p>
          <text:list>
            <text:list-item>
              <text:p text:style-name="P11">Confirm dataset status is <text:span text:style-name="Source_20_Text">validated</text:span> or <text:span text:style-name="Source_20_Text">pending</text:span>.</text:p>
            </text:list-item>
            <text:list-item>
              <text:p text:style-name="P11">Confirm no other optimization is running for that dataset.</text:p>
            </text:list-item>
          </text:list>
        </text:list-item>
        <text:list-item>
          <text:p text:style-name="P11">System checks if results already exist:</text:p>
          <text:list>
            <text:list-item>
              <text:p text:style-name="P11">If results exist → retrieve cached results from MySQL.</text:p>
            </text:list-item>
            <text:list-item>
              <text:p text:style-name="P11">If no results → continue.</text:p>
            </text:list-item>
          </text:list>
        </text:list-item>
        <text:list-item>
          <text:p text:style-name="P11">PHP creates a new entry in <text:span text:style-name="Source_20_Text">optimizations</text:span> with status <text:span text:style-name="Strong_20_Emphasis">queued</text:span>.</text:p>
        </text:list-item>
        <text:list-item>
          <text:p text:style-name="P11">PHP launches the Python script with:</text:p>
          <text:list>
            <text:list-item>
              <text:p text:style-name="P11"><text:span text:style-name="Source_20_Text">dataset_id</text:span></text:p>
            </text:list-item>
            <text:list-item>
              <text:p text:style-name="P11">grouped <text:span text:style-name="Source_20_Text">record_index</text:span> rows (apartment + TU data)</text:p>
            </text:list-item>
            <text:list-item>
              <text:p text:style-name="P11">derivadores configuration</text:p>
            </text:list-item>
            <text:list-item>
              <text:p text:style-name="P11">repartidores configuration</text:p>
            </text:list-item>
            <text:list-item>
              <text:p text:style-name="P11">general parameters</text:p>
            </text:list-item>
          </text:list>
        </text:list-item>
        <text:list-item>
          <text:p text:style-name="P11">Python loads all values and reconstructs the apartment structure:</text:p>
          <text:list>
            <text:list-item>
              <text:p text:style-name="P11">piso</text:p>
            </text:list-item>
            <text:list-item>
              <text:p text:style-name="P11"><text:soft-page-break/>apartamento</text:p>
            </text:list-item>
            <text:list-item>
              <text:p text:style-name="P11">tus_requeridos</text:p>
            </text:list-item>
            <text:list-item>
              <text:p text:style-name="P11">cable lengths (derivador, repartidor, TU)</text:p>
            </text:list-item>
          </text:list>
        </text:list-item>
        <text:list-item>
          <text:p text:style-name="P11">Python executes the PuLP model and generates:</text:p>
          <text:list>
            <text:list-item>
              <text:p text:style-name="P11">signal levels</text:p>
            </text:list-item>
            <text:list-item>
              <text:p text:style-name="P11">component list</text:p>
            </text:list-item>
            <text:list-item>
              <text:p text:style-name="P11">cable usage</text:p>
            </text:list-item>
            <text:list-item>
              <text:p text:style-name="P11">deviations from the target (e.g., 60 dBµV)</text:p>
            </text:list-item>
            <text:list-item>
              <text:p text:style-name="P11">recommended configuration</text:p>
            </text:list-item>
          </text:list>
        </text:list-item>
        <text:list-item>
          <text:p text:style-name="P11">Python returns results in JSON.</text:p>
        </text:list-item>
        <text:list-item>
          <text:p text:style-name="P11">PHP stores the results in:</text:p>
          <text:list>
            <text:list-item>
              <text:p text:style-name="P11"><text:span text:style-name="Source_20_Text">results</text:span> (individual result items)</text:p>
            </text:list-item>
            <text:list-item>
              <text:p text:style-name="P11"><text:span text:style-name="Source_20_Text">optimizations</text:span> (status → completed)</text:p>
            </text:list-item>
          </text:list>
        </text:list-item>
        <text:list-item>
          <text:p text:style-name="P11">System notifies the operator that results are available.</text:p>
        </text:list-item>
      </text:list>
      <text:h text:style-name="Heading_20_3" text:outline-level="3"><text:span text:style-name="Strong_20_Emphasis">Output</text:span></text:h>
      <text:list xml:id="list265742768" text:style-name="L12">
        <text:list-item>
          <text:p text:style-name="P12">Optimization results stored in MySQL.</text:p>
        </text:list-item>
        <text:list-item>
          <text:p text:style-name="P12">The system opens <text:span text:style-name="Strong_20_Emphasis">View Results</text:span>, showing:</text:p>
          <text:list>
            <text:list-item>
              <text:p text:style-name="P12">signal table</text:p>
            </text:list-item>
            <text:list-item>
              <text:p text:style-name="P12">derivador/repartidor configuration</text:p>
            </text:list-item>
            <text:list-item>
              <text:p text:style-name="P12">cable lengths</text:p>
            </text:list-item>
            <text:list-item>
              <text:p text:style-name="P12">deviations</text:p>
            </text:list-item>
            <text:list-item>
              <text:p text:style-name="P12">warnings or errors</text:p>
            </text:list-item>
          </text:list>
        </text:list-item>
      </text:list>
      <text:p text:style-name="Horizontal_20_Line"/>
      <text:h text:style-name="Heading_20_2" text:outline-level="2"><text:span text:style-name="Strong_20_Emphasis">UC-04: View Results</text:span></text:h>
      <text:p text:style-name="Text_20_body"><text:span text:style-name="Strong_20_Emphasis">Actor:</text:span> Operator<text:line-break/><text:span text:style-name="Strong_20_Emphasis">Goal:</text:span> Inspect the detailed output produced by the optimization engine.</text:p>
      <text:h text:style-name="Heading_20_3" text:outline-level="3"><text:span text:style-name="Strong_20_Emphasis">Main Flow</text:span></text:h>
      <text:list xml:id="list2195896589" text:style-name="L13">
        <text:list-item>
          <text:p text:style-name="P13">The operator opens <text:span text:style-name="Strong_20_Emphasis">Results</text:span>, or is redirected automatically after a run completes.</text:p>
        </text:list-item>
        <text:list-item>
          <text:p text:style-name="P13">The system retrieves:</text:p>
          <text:list>
            <text:list-item>
              <text:p text:style-name="P13"><text:soft-page-break/>optimization metadata (start/end time, parameters)</text:p>
            </text:list-item>
            <text:list-item>
              <text:p text:style-name="P13">result items from <text:span text:style-name="Source_20_Text">results</text:span> (signal levels, deviations, components)</text:p>
            </text:list-item>
            <text:list-item>
              <text:p text:style-name="P13">structured details from the JSON output (cables, derivadores, repartidores, TU paths)</text:p>
            </text:list-item>
          </text:list>
        </text:list-item>
        <text:list-item>
          <text:p text:style-name="P13">Results are displayed in grouped sections:</text:p>
          <text:list>
            <text:list-item>
              <text:p text:style-name="P13"><text:span text:style-name="Strong_20_Emphasis">Signal Levels per Apartment</text:span></text:p>
              <text:list>
                <text:list-item>
                  <text:p text:style-name="P13">Floor</text:p>
                </text:list-item>
                <text:list-item>
                  <text:p text:style-name="P13">Apartment</text:p>
                </text:list-item>
                <text:list-item>
                  <text:p text:style-name="P13">Final dBµV</text:p>
                </text:list-item>
                <text:list-item>
                  <text:p text:style-name="P13">Deviation from target</text:p>
                </text:list-item>
              </text:list>
            </text:list-item>
            <text:list-item>
              <text:p text:style-name="P13"><text:span text:style-name="Strong_20_Emphasis">TU-Level Details</text:span></text:p>
              <text:list>
                <text:list-item>
                  <text:p text:style-name="P13">tu_index</text:p>
                </text:list-item>
                <text:list-item>
                  <text:p text:style-name="P13">TU cable length</text:p>
                </text:list-item>
                <text:list-item>
                  <text:p text:style-name="P13">signal arriving at TU</text:p>
                </text:list-item>
              </text:list>
            </text:list-item>
            <text:list-item>
              <text:p text:style-name="P13"><text:span text:style-name="Strong_20_Emphasis">Components Used</text:span></text:p>
              <text:list>
                <text:list-item>
                  <text:p text:style-name="P13">Derivadores</text:p>
                </text:list-item>
                <text:list-item>
                  <text:p text:style-name="P13">Repartidores</text:p>
                </text:list-item>
                <text:list-item>
                  <text:p text:style-name="P13">Cables (floor, apartment, TU segments)</text:p>
                </text:list-item>
              </text:list>
            </text:list-item>
            <text:list-item>
              <text:p text:style-name="P13"><text:span text:style-name="Strong_20_Emphasis">Warnings / Limit Violations</text:span></text:p>
              <text:list>
                <text:list-item>
                  <text:p text:style-name="P13">Range validation failures</text:p>
                </text:list-item>
                <text:list-item>
                  <text:p text:style-name="P13">Missing TU data</text:p>
                </text:list-item>
                <text:list-item>
                  <text:p text:style-name="P13">Excessive cable length</text:p>
                </text:list-item>
              </text:list>
            </text:list-item>
          </text:list>
        </text:list-item>
        <text:list-item>
          <text:p text:style-name="P13">Operator can click on an apartment to expand TU-level details.</text:p>
        </text:list-item>
        <text:list-item>
          <text:p text:style-name="P13">Operator may bookmark the run or return to the dashboard.</text:p>
        </text:list-item>
      </text:list>
      <text:h text:style-name="Heading_20_3" text:outline-level="3"><text:span text:style-name="Strong_20_Emphasis">Output</text:span></text:h>
      <text:list xml:id="list3337551603" text:style-name="L14">
        <text:list-item>
          <text:p text:style-name="P14">Table with final signals, deviations, components, and diagnostics.</text:p>
        </text:list-item>
        <text:list-item>
          <text:p text:style-name="P14">Ready for export.</text:p>
        </text:list-item>
      </text:list>
      <text:p text:style-name="Horizontal_20_Line"/>
      <text:h text:style-name="Heading_20_2" text:outline-level="2"><text:soft-page-break/><text:span text:style-name="Strong_20_Emphasis">UC-05: Export Report</text:span></text:h>
      <text:p text:style-name="Text_20_body"><text:span text:style-name="Strong_20_Emphasis">Actor:</text:span> Operator<text:line-break/><text:span text:style-name="Strong_20_Emphasis">Goal:</text:span> Download the optimization output in Excel/<text:span text:style-name="T1">PDF</text:span>.</text:p>
      <text:h text:style-name="Heading_20_3" text:outline-level="3"><text:span text:style-name="Strong_20_Emphasis">Input</text:span></text:h>
      <text:list xml:id="list2141219739" text:style-name="L15">
        <text:list-item>
          <text:p text:style-name="P15">Selected dataset / optimization run</text:p>
        </text:list-item>
        <text:list-item>
          <text:p text:style-name="P16">Export format: Excel , <text:s/><text:span text:style-name="T1">PDF</text:span></text:p>
        </text:list-item>
      </text:list>
      <text:h text:style-name="Heading_20_3" text:outline-level="3"><text:span text:style-name="Strong_20_Emphasis">Main Flow</text:span></text:h>
      <text:list xml:id="list3446874862" text:style-name="L16">
        <text:list-item>
          <text:p text:style-name="P18">Operator clicks <text:span text:style-name="Strong_20_Emphasis">Export</text:span> and selects Excel <text:span text:style-name="T1">or PDF</text:span> format.</text:p>
        </text:list-item>
        <text:list-item>
          <text:p text:style-name="P17">System loads:</text:p>
          <text:list>
            <text:list-item>
              <text:p text:style-name="P17">structured JSON output</text:p>
            </text:list-item>
            <text:list-item>
              <text:p text:style-name="P17">apartment/TU-level data</text:p>
            </text:list-item>
            <text:list-item>
              <text:p text:style-name="P17">component configuration</text:p>
            </text:list-item>
          </text:list>
        </text:list-item>
        <text:list-item>
          <text:p text:style-name="P17">PHP generates an Excel file (<text:span text:style-name="Source_20_Text">.xlsx</text:span>) with:</text:p>
          <text:list>
            <text:list-item>
              <text:p text:style-name="P17">Sheet 1 — Summary</text:p>
            </text:list-item>
            <text:list-item>
              <text:p text:style-name="P17">Sheet 2 — Signal levels</text:p>
            </text:list-item>
            <text:list-item>
              <text:p text:style-name="P17">Sheet 3 — Derivadores / Repartidores used</text:p>
            </text:list-item>
            <text:list-item>
              <text:p text:style-name="P17">Sheet 4 — Cable length breakdown</text:p>
            </text:list-item>
          </text:list>
        </text:list-item>
        <text:list-item>
          <text:p text:style-name="P17">File is generated using PHPSpreadsheet.</text:p>
        </text:list-item>
        <text:list-item>
          <text:p text:style-name="P17">User downloads the file.</text:p>
        </text:list-item>
      </text:list>
      <text:h text:style-name="Heading_20_3" text:outline-level="3"><text:span text:style-name="Strong_20_Emphasis">Output</text:span></text:h>
      <text:list xml:id="list3251940732" text:style-name="L17">
        <text:list-item>
          <text:p text:style-name="P19">A complete Excel report and downloaded by the user. <text:span text:style-name="T1">T</text:span>he system generates a compact report containing:</text:p>
          <text:p text:style-name="P23"><text:span text:style-name="Strong_20_Emphasis">Dataset Summary</text:span></text:p>
          <text:list text:style-name="L21">
            <text:list-item>
              <text:p text:style-name="P23">Date and time</text:p>
            </text:list-item>
            <text:list-item>
              <text:p text:style-name="P23">Uploaded by</text:p>
            </text:list-item>
            <text:list-item>
              <text:p text:style-name="P23">Floors and apartments count</text:p>
            </text:list-item>
            <text:list-item>
              <text:p text:style-name="P23">Number of TUs</text:p>
            </text:list-item>
            <text:list-item>
              <text:p text:style-name="P23">General parameters applied</text:p>
            </text:list-item>
          </text:list>
          <text:p text:style-name="P23"><text:span text:style-name="Strong_20_Emphasis">Signal Summary Table</text:span></text:p>
          <text:list text:style-name="L21" text:continue-numbering="true">
            <text:list-item>
              <text:p text:style-name="P23"><text:soft-page-break/>Piso</text:p>
            </text:list-item>
            <text:list-item>
              <text:p text:style-name="P23">Apartamento</text:p>
            </text:list-item>
            <text:list-item>
              <text:p text:style-name="P23">Final dBµV</text:p>
            </text:list-item>
            <text:list-item>
              <text:p text:style-name="P23">Deviation from 60 dBµV<text:line-break/>(color-coded: green if within tolerance, red if not)</text:p>
            </text:list-item>
          </text:list>
          <text:p text:style-name="P23"><text:span text:style-name="Strong_20_Emphasis">Component Summary</text:span></text:p>
          <text:list text:style-name="L21" text:continue-numbering="true">
            <text:list-item>
              <text:p text:style-name="P23">Derivadores used (model + qty)</text:p>
            </text:list-item>
            <text:list-item>
              <text:p text:style-name="P23">Repartidores used (model + qty)</text:p>
            </text:list-item>
            <text:list-item>
              <text:p text:style-name="P23">Total cable used (meters)</text:p>
            </text:list-item>
          </text:list>
          <text:p text:style-name="P23"><text:span text:style-name="Strong_20_Emphasis">Warnings / Notes</text:span></text:p>
          <text:list text:style-name="L21" text:continue-numbering="true">
            <text:list-item>
              <text:p text:style-name="P23">Over-length cable</text:p>
            </text:list-item>
            <text:list-item>
              <text:p text:style-name="P23">Missing TU data</text:p>
            </text:list-item>
            <text:list-item>
              <text:p text:style-name="P23">Validation rule failures</text:p>
            </text:list-item>
          </text:list>
        </text:list-item>
      </text:list>
      <text:p text:style-name="Text_20_body">The PDF is generated using:</text:p>
      <text:list xml:id="list1836929531" text:style-name="L22">
        <text:list-item>
          <text:p text:style-name="P24"><text:span text:style-name="Strong_20_Emphasis">PHP mPDF / DomPDF</text:span></text:p>
        </text:list-item>
      </text:list>
      <text:p text:style-name="Horizontal_20_Line"/>
      <text:h text:style-name="Heading_20_2" text:outline-level="2"><text:span text:style-name="Strong_20_Emphasis">UC-06: View History</text:span></text:h>
      <text:p text:style-name="Text_20_body"><text:span text:style-name="Strong_20_Emphasis">Actor:</text:span> Operator<text:line-break/><text:span text:style-name="Strong_20_Emphasis">Goal:</text:span> Access all previous datasets and optimization runs.</text:p>
      <text:h text:style-name="Heading_20_3" text:outline-level="3"><text:span text:style-name="Strong_20_Emphasis">Main Flow</text:span></text:h>
      <text:list xml:id="list2643854611" text:style-name="L18">
        <text:list-item>
          <text:p text:style-name="P20">Operator opens <text:span text:style-name="Strong_20_Emphasis">History</text:span>.</text:p>
        </text:list-item>
        <text:list-item>
          <text:p text:style-name="P20">The system lists:</text:p>
          <text:list>
            <text:list-item>
              <text:p text:style-name="P20">all datasets (with timestamp, creator, status)</text:p>
            </text:list-item>
            <text:list-item>
              <text:p text:style-name="P20">all optimization runs linked to each dataset</text:p>
            </text:list-item>
          </text:list>
        </text:list-item>
        <text:list-item>
          <text:p text:style-name="P20">Operator selects a dataset:</text:p>
          <text:list>
            <text:list-item>
              <text:p text:style-name="P20">system loads apartment-level and TU-level values from <text:span text:style-name="Source_20_Text">dataset_rows</text:span></text:p>
            </text:list-item>
            <text:list-item>
              <text:p text:style-name="P20">system shows previous results (if available)</text:p>
            </text:list-item>
          </text:list>
        </text:list-item>
        <text:list-item>
          <text:p text:style-name="P20">Operator may:</text:p>
          <text:list>
            <text:list-item>
              <text:p text:style-name="P20">re-download previous reports</text:p>
            </text:list-item>
            <text:list-item>
              <text:p text:style-name="P20"><text:soft-page-break/>re-run optimization using updated configurations</text:p>
            </text:list-item>
            <text:list-item>
              <text:p text:style-name="P20">load the dataset into the editor (pre-fills Enter Data form)</text:p>
            </text:list-item>
          </text:list>
        </text:list-item>
        <text:list-item>
          <text:p text:style-name="P20">If loaded into the editor, the system creates a temporary working copy to avoid altering the original dataset.</text:p>
        </text:list-item>
      </text:list>
      <text:h text:style-name="Heading_20_3" text:outline-level="3"><text:span text:style-name="Strong_20_Emphasis">Output</text:span></text:h>
      <text:list xml:id="list4193321429" text:style-name="L19">
        <text:list-item>
          <text:p text:style-name="P21">Full visibility of past datasets and optimization results.</text:p>
        </text:list-item>
        <text:list-item>
          <text:p text:style-name="P21">Ability to reuse or restore historical data.</text:p>
        </text:list-item>
      </text:list>
      <text:p text:style-name="Horizontal_20_Line"/>
      <text:h text:style-name="Heading_20_2" text:outline-level="2"><text:span text:style-name="Strong_20_Emphasis">UC-07: Dashboard Configurations</text:span></text:h>
      <text:p text:style-name="Text_20_body"><text:span text:style-name="Strong_20_Emphasis">Actor:</text:span> Operator<text:line-break/><text:span text:style-name="Strong_20_Emphasis">Goal:</text:span> Maintain all system configuration objects used by the optimization engine and customize dashboard presentation.</text:p>
      <text:h text:style-name="Heading_20_3" text:outline-level="3"><text:span text:style-name="Strong_20_Emphasis">Flow</text:span></text:h>
      <text:list xml:id="list984921220" text:style-name="L20">
        <text:list-item>
          <text:p text:style-name="P22">Operator opens: <text:span text:style-name="Strong_20_Emphasis">Dashboard → Configurations</text:span></text:p>
        </text:list-item>
        <text:list-item>
          <text:p text:style-name="P22">System displays the configuration menu:</text:p>
          <text:list>
            <text:list-item>
              <text:p text:style-name="P22">Components:</text:p>
              <text:list>
                <text:list-item>
                  <text:p text:style-name="P22">Derivadores (taps)</text:p>
                </text:list-item>
                <text:list-item>
                  <text:p text:style-name="P22">Repartidores (splitters)</text:p>
                </text:list-item>
                <text:list-item>
                  <text:p text:style-name="P22">Parámetros generales (general parameters)</text:p>
                </text:list-item>
                <text:list-item>
                  <text:p text:style-name="P22">Users</text:p>
                </text:list-item>
              </text:list>
            </text:list-item>
          </text:list>
        </text:list-item>
        <text:list-item>
          <text:p text:style-name="P22">Operator selects a configuration category.</text:p>
        </text:list-item>
        <text:list-item>
          <text:p text:style-name="P22">System displays a table with existing data for that category.</text:p>
        </text:list-item>
        <text:list-item>
          <text:p text:style-name="P22">Operator can:</text:p>
          <text:list>
            <text:list-item>
              <text:p text:style-name="P22">Add</text:p>
            </text:list-item>
            <text:list-item>
              <text:p text:style-name="P22">Edit</text:p>
            </text:list-item>
            <text:list-item>
              <text:p text:style-name="P22">Delete (with confirmation)</text:p>
            </text:list-item>
          </text:list>
        </text:list-item>
        <text:list-item>
          <text:p text:style-name="P22">System validates fields based on the component type.</text:p>
        </text:list-item>
        <text:list-item>
          <text:p text:style-name="P22">If valid → changes are saved in MySQL.</text:p>
        </text:list-item>
        <text:list-item>
          <text:p text:style-name="P22">Dashboard reloads using updated configuration data.</text:p>
        </text:list-item>
      </text:list>
      <text:p text:style-name="Horizontal_20_Line"/>
      <text:h text:style-name="Heading_20_2" text:outline-level="2"><text:soft-page-break/><text:span text:style-name="Strong_20_Emphasis">Change History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Line93885307377152">
            <table:table-cell table:style-name="Table1.A1" office:value-type="string">
              <text:p text:style-name="Table_20_Heading">Version</text:p>
            </table:table-cell>
            <table:table-cell table:style-name="Table1.A1" office:value-type="string">
              <text:p text:style-name="Table_20_Heading">Date</text:p>
            </table:table-cell>
            <table:table-cell table:style-name="Table1.A1" office:value-type="string">
              <text:p text:style-name="Table_20_Heading">Description</text:p>
            </table:table-cell>
            <table:table-cell table:style-name="Table1.A1" office:value-type="string">
              <text:p text:style-name="Table_20_Heading">Author</text:p>
            </table:table-cell>
          </table:table-row>
        </table:table-header-rows>
        <table:table-row table:style-name="TableLine93885301431200">
          <table:table-cell table:style-name="Table1.A1" office:value-type="string">
            <text:p text:style-name="Table_20_Contents">1.0</text:p>
          </table:table-cell>
          <table:table-cell table:style-name="Table1.A1" office:value-type="string">
            <text:p text:style-name="Table_20_Contents">Nov 2025</text:p>
          </table:table-cell>
          <table:table-cell table:style-name="Table1.A1" office:value-type="string">
            <text:p text:style-name="Table_20_Contents">Initial draft of use cases</text:p>
          </table:table-cell>
          <table:table-cell table:style-name="Table1.A1" office:value-type="string">
            <text:p text:style-name="Table_20_Contents">Boris Urrea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4T10:25:27.148169668</meta:creation-date>
    <dc:date>2025-11-15T10:02:49.720024164</dc:date>
    <meta:editing-duration>PT3H22M55S</meta:editing-duration>
    <meta:editing-cycles>18</meta:editing-cycles>
    <meta:generator>LibreOffice/7.3.7.2$Linux_X86_64 LibreOffice_project/30$Build-2</meta:generator>
    <meta:document-statistic meta:table-count="1" meta:image-count="0" meta:object-count="0" meta:page-count="9" meta:paragraph-count="212" meta:word-count="1139" meta:character-count="6875" meta:non-whitespace-character-count="6107"/>
  </office:meta>
</office:document-meta>
</file>